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, Arial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rial" fo:font-size="10pt" fo:font-style="normal"/>
    </style:style>
    <style:style style:name="P2" style:family="paragraph" style:parent-style-name="Standard">
      <style:text-properties fo:font-variant="normal" fo:text-transform="none" fo:color="#000000" style:font-name="Calibri" fo:font-size="11pt" fo:font-style="normal" fo:font-weight="normal"/>
    </style:style>
    <style:style style:name="T1" style:family="text">
      <style:text-properties style:text-outline="false" style:text-line-through-style="none" style:text-line-through-type="none" style:font-name="Arial1" fo:font-size="10pt" fo:text-shadow="none" style:text-underline-style="none" style:font-size-asian="10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ogyan határozza meg az induktivitás látszólagos ellenállását?</text:p>
      <text:p text:style-name="P1">XL = 2pi*f*L</text:p>
      <text:p text:style-name="P1"/>
      <text:p text:style-name="P1">2. Hogyan működik az ELVIS impedancia analizátor?</text:p>
      <text:p text:style-name="P1">Ez egy alap impedancia analizátor, amely magnitúdó, fázisszög ellenállás és reaktancia mérésére alkalmas, két kivezetéssel rendelkező elemek esetében, adott frekvencián</text:p>
      <text:p text:style-name="P1"/>
      <text:p text:style-name="P1">1. Milyen képlet segítségével számolható ki a kapacitás látszólagos ellenállása?</text:p>
      <text:p text:style-name="P1">Xc=1/(2pi*f*c)</text:p>
      <text:p text:style-name="P1"/>
      <text:p text:style-name="P1">2. ELVIS impedancia analizátor segítségével hogyan határozható meg a kondenzátor kapacitása?</text:p>
      <text:p text:style-name="P1">megméri hoty mennyi idejig volyik rajta áram és mekkora áram, és ebből tudja kiszámolni a kapacitást</text:p>
      <text:p text:style-name="P1"/>
      <text:p text:style-name="P1">1. Hogyan határozza meg az ellenállás mértékét?</text:p>
      <text:p text:style-name="P1">Az ellenálás mértéke azt jelzi, hogy mekkora munkát kell végezni az elektromos térnek ahhoz hogy egységnyi elektront egy adott tárgon áramoltasson.</text:p>
      <text:p text:style-name="P1"/>
      <text:p text:style-name="P1">Milyen módszerrel lehet ellenállást mérni? Kérem, példán keresztül mutassa be a lehetőséget!</text:p>
      <text:p text:style-name="P1">Ellenállást pl hányadosmérővel mérhetünk. A mérésben mindig két ellenállást hasonlítanak össze, egy ismert és egy ismeretlen értékűt. A mérés során arra kell törekedni, hogy a két ellenállás számértéke legalább nagyságrendileg megegyezzék.</text:p>
      <text:p text:style-name="P1"/>
      <text:p text:style-name="P1">1. Ismertesse az ellenállás kiszámítására vonatkozó képletet!</text:p>
      <text:p text:style-name="P1">R=U/I=P/I^2 =U^2/P a kettő itt a négyzetet jlnti</text:p>
      <text:p text:style-name="P1"/>
      <text:p text:style-name="P1">2. Kondenzátor kapacitásának kiszámítása ELVIS DMM üzemmódban.</text:p>
      <text:p text:style-name="P1">Van ilyen üzemmód a DMM-en</text:p>
      <text:p text:style-name="P1"/>
      <text:p text:style-name="P1">1. Mi a különbség az ellenállás és rezisztencia között?</text:p>
      <text:p text:style-name="P1">Ellenállást egyenáramon értelmezünk, a rezisztenciát a váltóáramon értelmezett komplex impedancia valós részén értjük.</text:p>
      <text:p text:style-name="P1"/>
      <text:p text:style-name="P1">2. Hogyan határozza meg az ELVIS az induktivitást?</text:p>
      <text:p text:style-name="P1">L = 2pi*f/XL</text:p>
      <text:p text:style-name="P1"/>
      <text:p text:style-name="P1">1.Hogyan függ a kapacitás értéke a kondenzátor mechanikai méreteitől?</text:p>
      <text:p text:style-name="P1">A fegyverzet felületével lináriasan nő együtt</text:p>
      <text:p text:style-name="P1"/>
      <text:p text:style-name="P1">2. Az impedanciamérő adatainak felhasználásával hogyan tudja kiszámítani az induktivitás értékét?</text:p>
      <text:p text:style-name="P1">L=XL/2pi*f</text:p>
      <text:p text:style-name="P1"/>
      <text:p text:style-name="P1">1. Mi a különbség az ellenállás és a látszólagos ellenállás között?</text:p>
      <text:p text:style-name="P1">Ellenállást egyenáramon értelmezünk, a látszólagos ellenállás a váltakozó áramon értelmezett komplex impedancia abszolútértéke.</text:p>
      <text:p text:style-name="P1"/>
      <text:p text:style-name="P1">Sorban kötött kapacitások eredőjét hogyan számolja? Magyarázza a jelenséget!</text:p>
      <text:p text:style-name="P1">1/Ce=1/C1+1/C2+...+1/Cn</text:p>
      <text:p text:style-name="P1"/>
      <text:p text:style-name="P1">Az induktivitás ellenállása 0, látszólagos ellenállás pedig nem nulla. Hogyan lehetséges ez?</text:p>
      <text:p text:style-name="P1"/>
      <text:p text:style-name="P1">3 vagy több párhuzamosan kötött induktivitás eredőjének kiszámitásának képlete.</text:p>
      <text:p text:style-name="P1">Ha az induktivitások között nincs csatolás: L=1/(1/L1+1/L2+...1/Ln) ha van csatolás: L=(L1*L2*...Ln-M^n)/(L1+L2+...+Ln-n*M)</text:p>
      <text:p text:style-name="P1"/>
      <text:p text:style-name="P1">Impedancia analizátor működése matematikai képlettel alátámasztva.</text:p>
      <text:p text:style-name="P1"/>
      <text:p text:style-name="P1">Kérem vázolja, hogyan működik az ELVIS ellenállásmérője?</text:p>
      <text:p text:style-name="P1"/>
      <text:p text:style-name="P1">Váltakozó feszültség alkalmazása mellett a kapacitáson áram folyik. Magyarázza a jelenséget!</text:p>
      <text:p text:style-name="P1">A kondenzátor a váltakozó árammal szemben frekvenciától függő ellenállást képvisel, ezért áram folyik a kapacitáson.</text:p>
      <text:p text:style-name="P1"/>
      <text:p text:style-name="P2"><text:soft-page-break/>Milyen módszerrel lehet ellenállást mérni? Kérem, példán keresztül mutassa be a lehetőséget!</text:p>
      <text:p text:style-name="P2">Ellenállást pl hányadosmérővel mérhetünk. A mérésben mindig két ellenállást hasonlítanak össze, egy ismert és egy ismeretlen értékűt. A mérés során arra kell törekedni, hogy a két ellenállás számértéke legalább nagyságrendileg megegyezzék.</text:p>
      <text:p text:style-name="P2"/>
      <text:p text:style-name="P2">Mi a különbség az ellenállás és a látszólagos ellenállás fogalma között?</text:p>
      <text:p text:style-name="P2">Ellenállást egyenáramon értelmezünk, a rezisztenciát a váltóáramon értelmezett komplex impedancia valós részén értjük.</text:p>
      <text:p text:style-name="P2"/>
      <text:p text:style-name="P2">Váltakozó feszültség alkalmazása mellett a kapacitáson áram folyik át. Magyarázza a jelenséget!</text:p>
      <text:p text:style-name="P2">A kondenzátor a váltakozó árammal szemben frekvenciától függő ellenállást képvisel, ezért áram folyik a kapacitáson.</text:p>
      <text:p text:style-name="P2"/>
      <text:p text:style-name="P2"/>
      <text:p text:style-name="P2"><text:span text:style-name="T1">Hova kell kötni az ELVISEN a kondenzátort</text:span></text:p>
      <text:p text:style-name="P2"/>
      <text:p text:style-name="P2"><text:span text:style-name="T1">mi az induktív ellenállás látszólagos feszültsége?</text:span></text:p>
      <text:p text:style-name="P2"/>
      <text:p text:style-name="P2"><text:span text:style-name="T1">sorosan kötött induktivitások eredő induktivitása</text:span></text:p>
      <text:p text:style-name="P2"/>
      <text:p text:style-name="P2"><text:span text:style-name="T1">kapacitás impedancia analizátorral történő mérése során hogy néz ki az ábra?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, Arial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19:06.345476207</meta:creation-date>
    <dc:date>2018-02-21T11:28:19.015693640</dc:date>
    <meta:editing-duration>PT9M13S</meta:editing-duration>
    <meta:editing-cycles>1</meta:editing-cycles>
    <meta:document-statistic meta:table-count="0" meta:image-count="0" meta:object-count="0" meta:page-count="2" meta:paragraph-count="45" meta:word-count="462" meta:character-count="3623" meta:non-whitespace-character-count="3206"/>
    <meta:generator>LibreOffice/5.1.6.2$Linux_X86_64 LibreOffice_project/10m0$Build-2</meta:generator>
  </office:meta>
</office:document-meta>
</file>